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f (age &lt;=18)</text:p>
      <text:p text:style-name="Standard">{</text:p>
      <text:p text:style-name="Standard">status = “adult”;</text:p>
      <text:p text:style-name="Standard">}</text:p>
      <text:p text:style-name="Standard">else{</text:p>
      <text:p text:style-name="Standard">status = “minor”;</text:p>
      <text:p text:style-name="Standard">}</text:p>
      <text:p text:style-name="Standard"/>
      <text:p text:style-name="Standard">var status = (age &gt;= 18) ? 'adult' : 'minor';</text:p>
      <text:p text:style-name="Standard"/>
      <text:p text:style-name="Standard">dos formas de escribir la misma condi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l Mazuecos Ciarra</meta:initial-creator>
    <meta:creation-date>2021-09-27T08:59:50.98</meta:creation-date>
    <dc:date>2021-10-03T11:59:55.21</dc:date>
    <dc:creator>Mikel Mazuecos Ciarra</dc:creator>
    <meta:editing-duration>PT1M53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9" meta:word-count="30" meta:character-count="141"/>
  </office:meta>
</office:document-meta>
</file>